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UEVARA CHUNCHO JUAN DE LA CR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ASTILLO ESTRADA, JEAN PIERRE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UEVARA SALAS, MARGOT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2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6:1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0416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7:56:3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